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8.75pt"/>
    </style:style>
    <style:style style:name="co3" style:family="table-column">
      <style:table-column-properties fo:break-before="auto" style:column-width="90.31pt"/>
    </style:style>
    <style:style style:name="co4" style:family="table-column">
      <style:table-column-properties fo:break-before="auto" style:column-width="77.95pt"/>
    </style:style>
    <style:style style:name="co5" style:family="table-column">
      <style:table-column-properties fo:break-before="auto" style:column-width="91.84pt"/>
    </style:style>
    <style:style style:name="co6" style:family="table-column">
      <style:table-column-properties fo:break-before="auto" style:column-width="79.51pt"/>
    </style:style>
    <style:style style:name="co7" style:family="table-column">
      <style:table-column-properties fo:break-before="auto" style:column-width="91.05pt"/>
    </style:style>
    <style:style style:name="co8" style:family="table-column">
      <style:table-column-properties fo:break-before="auto" style:column-width="260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68.94pt" fo:break-before="auto" style:use-optimal-row-height="true"/>
    </style:style>
    <style:style style:name="ro4" style:family="table-row">
      <style:table-row-properties style:row-height="46.46pt" fo:break-before="auto" style:use-optimal-row-height="true"/>
    </style:style>
    <style:style style:name="ro5" style:family="table-row">
      <style:table-row-properties style:row-height="35.21pt" fo:break-before="auto" style:use-optimal-row-height="true"/>
    </style:style>
    <style:style style:name="ro6" style:family="table-row">
      <style:table-row-properties style:row-height="91.4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week3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Hidden-Units</text:p>
          </table:table-cell>
          <table:table-cell table:style-name="ce1" office:value-type="string" calcext:value-type="string">
            <text:p>Activation</text:p>
          </table:table-cell>
          <table:table-cell table:style-name="ce1" office:value-type="string" calcext:value-type="string">
            <text:p>Recur-layers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# of files</text:p>
          </table:table-cell>
          <table:table-cell table:style-name="ce1" office:value-type="string" calcext:value-type="string">
            <text:p>clip length (sec)</text:p>
          </table:table-cell>
          <table:table-cell table:style-name="ce1" office:value-type="string" calcext:value-type="string">
            <text:p>Max freq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Timeslices/sec</text:p>
          </table:table-cell>
          <table:table-cell table:style-name="ce1" office:value-type="string" calcext:value-type="string">
            <text:p>Down sampling</text:p>
          </table:table-cell>
          <table:table-cell table:style-name="ce1" office:value-type="string" calcext:value-type="string">
            <text:p>Loss</text:p>
          </table:table-cell>
          <table:table-cell/>
          <table:table-cell table:style-name="ce1" office:value-type="string" calcext:value-type="string">
            <text:p>Prime leng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NN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in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tar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400" calcext:value-type="float">
            <text:p>140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NN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in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o pizz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4146" calcext:value-type="float">
            <text:p>0.4146</text:p>
          </table:table-cell>
          <table:table-cell/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NN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in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o pizz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4019" calcext:value-type="float">
            <text:p>0.401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sult folder gen_samples/01-linear</text:p>
            <text:p>Quick convergence after 30-40 epochs</text:p>
          </table:table-cell>
        </table:table-row>
        <table:table-row table:style-name="ro1">
          <table:table-cell/>
          <table:table-cell office:value-type="string" calcext:value-type="string">
            <text:p>RNN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o pizz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2" calcext:value-type="boolean">
            <text:p>TRUE</text:p>
          </table:table-cell>
          <table:table-cell office:value-type="float" office:value="0.6512" calcext:value-type="float">
            <text:p>0.65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sult folder gen_samples/02 – tanh</text:p>
          </table:table-cell>
        </table:table-row>
        <table:table-row table:style-name="ro1">
          <table:table-cell/>
          <table:table-cell office:value-type="string" calcext:value-type="string">
            <text:p>RNN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tar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400" calcext:value-type="float">
            <text:p>140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2" calcext:value-type="boolean">
            <text:p>TRUE</text:p>
          </table:table-cell>
          <table:table-cell office:value-type="string" calcext:value-type="string">
            <text:p>0,44</text:p>
          </table:table-cell>
          <table:table-cell table:number-columns-repeated="2"/>
          <table:table-cell office:value-type="string" calcext:value-type="string">
            <text:p>tested with different prime sizes up to 3, quite good results</text:p>
          </table:table-cell>
        </table:table-row>
        <table:table-row table:style-name="ro1">
          <table:table-cell/>
          <table:table-cell office:value-type="string" calcext:value-type="string">
            <text:p>RNN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tar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400" calcext:value-type="float">
            <text:p>14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2" calcext:value-type="boolean">
            <text:p>TRUE</text:p>
          </table:table-cell>
          <table:table-cell office:value-type="float" office:value="0.46" calcext:value-type="float">
            <text:p>0.46</text:p>
          </table:table-cell>
          <table:table-cell table:number-columns-repeated="2"/>
          <table:table-cell office:value-type="string" calcext:value-type="string">
            <text:p>more noise in comparison to 1024 network</text:p>
          </table:table-cell>
        </table:table-row>
        <table:table-row table:style-name="ro1">
          <table:table-cell/>
          <table:table-cell office:value-type="string" calcext:value-type="string">
            <text:p>RNN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o pizz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2" calcext:value-type="boolean">
            <text:p>TRUE</text:p>
          </table:table-cell>
          <table:table-cell table:number-columns-repeated="3"/>
          <table:table-cell office:value-type="string" calcext:value-type="string">
            <text:p>less noise especially in decay</text:p>
          </table:table-cell>
        </table:table-row>
        <table:table-row table:style-name="ro3">
          <table:table-cell/>
          <table:table-cell office:value-type="string" calcext:value-type="string">
            <text:p>RNN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o pizz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boolean" office:boolean-value="2" calcext:value-type="boolean">
            <text:p>TRUE</text:p>
          </table:table-cell>
          <table:table-cell table:number-columns-repeated="3"/>
          <table:table-cell office:value-type="string" calcext:value-type="string">
            <text:p>result is the roughly the same as for 10 t/sec. Everything</text:p>
            <text:p>Depends on the length of the prime signal.</text:p>
            <text:p>If the total signal length is only about 1 sec long (or shorter)</text:p>
            <text:p>A prime of less than half a second delivers rubbish.</text:p>
            <text:p>For a signal length longer than 1 seconds results get</text:p>
            <text:p>Slowly better, but independent of # of timeslices/second</text:p>
          </table:table-cell>
        </table:table-row>
        <table:table-row table:style-name="ro4">
          <table:table-cell/>
          <table:table-cell office:value-type="string" calcext:value-type="string">
            <text:p>RNN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tar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400" calcext:value-type="float">
            <text:p>140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using prime of 5/10/12 (25 timeslices/sec). 5 delivers</text:p>
            <text:p>Really bad results, 10/12 better, but still just from hearing</text:p>
            <text:p>I don’t get the impression the performance gets better </text:p>
            <text:p>With more timeslices</text:p>
          </table:table-cell>
        </table:table-row>
        <table:table-row table:style-name="ro1">
          <table:table-cell/>
          <table:table-cell office:value-type="string" calcext:value-type="string">
            <text:p>RNN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tar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400" calcext:value-type="float">
            <text:p>140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tested with different prime sizes up to 3, quite good results</text:p>
          </table:table-cell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office:value-type="boolean" office:boolean-value="2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60" calcext:value-type="float">
            <text:p>60</text:p>
          </table:table-cell>
          <table:table-cell office:value-type="boolean" office:boolean-value="3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NN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in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no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4200" calcext:value-type="float">
            <text:p>42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orrible result, </text:p>
          </table:table-cell>
        </table:table-row>
        <table:table-row table:style-name="ro1" table:number-rows-repeated="6">
          <table:table-cell table:number-columns-repeated="11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Hidden-Units</text:p>
          </table:table-cell>
          <table:table-cell table:style-name="ce1" office:value-type="string" calcext:value-type="string">
            <text:p>Activation</text:p>
          </table:table-cell>
          <table:table-cell table:style-name="ce1" office:value-type="string" calcext:value-type="string">
            <text:p>Recur-layers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# of files</text:p>
          </table:table-cell>
          <table:table-cell table:style-name="ce1" office:value-type="string" calcext:value-type="string">
            <text:p>clip length (sec)</text:p>
          </table:table-cell>
          <table:table-cell table:style-name="ce1" office:value-type="string" calcext:value-type="string">
            <text:p>Max freq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Timeslices/sec</text:p>
          </table:table-cell>
          <table:table-cell table:style-name="ce1" office:value-type="string" calcext:value-type="string">
            <text:p>Down sampling</text:p>
          </table:table-cell>
          <table:table-cell table:style-name="ce1" office:value-type="string" calcext:value-type="string">
            <text:p>Los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eek3</text:p>
          </table:table-cell>
          <table:table-cell table:number-columns-repeated="10"/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NN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in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tar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400" calcext:value-type="float">
            <text:p>1400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13" calcext:value-type="float">
            <text:p>0.01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NN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in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tar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400" calcext:value-type="float">
            <text:p>1400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24" calcext:value-type="float">
            <text:p>0.02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NN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in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tar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400" calcext:value-type="float">
            <text:p>1400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34" calcext:value-type="float">
            <text:p>0.03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NN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lin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tar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400" calcext:value-type="float">
            <text:p>1400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42" calcext:value-type="float">
            <text:p>0.04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NN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lin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tar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400" calcext:value-type="float">
            <text:p>1400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29" calcext:value-type="float">
            <text:p>0.02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NN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tar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400" calcext:value-type="float">
            <text:p>1400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067" calcext:value-type="float">
            <text:p>0.006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NN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tar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400" calcext:value-type="float">
            <text:p>1400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046" calcext:value-type="float">
            <text:p>0.0046</text:p>
          </table:table-cell>
          <table:table-cell table:number-columns-repeated="2"/>
          <table:table-cell office:value-type="string" calcext:value-type="string">
            <text:p>With MaxPooling layer</text:p>
          </table:table-cell>
        </table:table-row>
        <table:table-row table:style-name="ro1">
          <table:table-cell table:number-columns-repeated="11"/>
          <table:table-cell table:style-name="Default"/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NN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tar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400" calcext:value-type="float">
            <text:p>1400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518" calcext:value-type="float">
            <text:p>0.518</text:p>
          </table:table-cell>
          <table:table-cell table:number-columns-repeated="2"/>
          <table:table-cell office:value-type="string" calcext:value-type="string">
            <text:p>although loss much higher still reasonable.</text:p>
            <text:p>Compared to 512 – linear, little worse</text:p>
          </table:table-cell>
        </table:table-row>
        <table:table-row table:style-name="ro1" table:number-rows-repeated="2">
          <table:table-cell table:number-columns-repeated="11"/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NN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in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o pizz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57" calcext:value-type="float">
            <text:p>0.05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NN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lin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o pizz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86" calcext:value-type="float">
            <text:p>0.086</text:p>
          </table:table-cell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NN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in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no (A)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4200" calcext:value-type="float">
            <text:p>4200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29" calcext:value-type="float">
            <text:p>0.02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NN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lin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no (A)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4200" calcext:value-type="float">
            <text:p>4200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57" calcext:value-type="float">
            <text:p>0.057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week4</text:p>
          </table:table-cell>
          <table:table-cell table:number-columns-repeated="10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RNN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lin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tar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400" calcext:value-type="float">
            <text:p>1400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37" calcext:value-type="float">
            <text:p>0.037</text:p>
          </table:table-cell>
          <table:table-cell table:number-columns-repeated="2"/>
          <table:table-cell office:value-type="string" calcext:value-type="string">
            <text:p>2 layers of LSTMS</text:p>
          </table:table-cell>
        </table:table-row>
        <table:table-row table:style-name="ro5">
          <table:table-cell/>
          <table:table-cell office:value-type="string" calcext:value-type="string">
            <text:p>CRNN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tar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400" calcext:value-type="float">
            <text:p>1400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.097" calcext:value-type="float">
            <text:p>0.097</text:p>
          </table:table-cell>
          <table:table-cell table:number-columns-repeated="2"/>
          <table:table-cell office:value-type="string" calcext:value-type="string">
            <text:p>Note CRNN, without sampling</text:p>
            <text:p>1ConvD layer</text:p>
            <text:p>With maxpooling 2</text:p>
          </table:table-cell>
        </table:table-row>
        <table:table-row table:style-name="ro1">
          <table:table-cell/>
          <table:table-cell office:value-type="string" calcext:value-type="string">
            <text:p>CRNN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lin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tar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.283" calcext:value-type="float">
            <text:p>0.283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CRNN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lin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tar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400" calcext:value-type="float">
            <text:p>140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.348" calcext:value-type="float">
            <text:p>0.348</text:p>
          </table:table-cell>
          <table:table-cell table:number-columns-repeated="2"/>
          <table:table-cell office:value-type="string" calcext:value-type="string">
            <text:p>tried different approaches:</text:p>
            <text:p>1) 1d conv with 32 filters, and different filter length: 35, 3</text:p>
            <text:p>2) 1d conv with 32 filters, 35 filter length with and without</text:p>
            <text:p>MaxPooling 2</text:p>
            <text:p>3) 1d conv with 32 filters, 35 filter length, dense layer after </text:p>
            <text:p>Flatten. Dense layer had output_dim = num_frequency_dimensions</text:p>
            <text:p>4) 2 x 1d conv with 64 filters/35 filter length and 32 filters</text:p>
            <text:p>And 27 filter length</text:p>
          </table:table-cell>
        </table:table-row>
        <table:table-row table:style-name="ro2">
          <table:table-cell/>
          <table:table-cell office:value-type="string" calcext:value-type="string">
            <text:p>CRNN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lin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tar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400" calcext:value-type="float">
            <text:p>1400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368" calcext:value-type="float">
            <text:p>0.0368</text:p>
          </table:table-cell>
          <table:table-cell table:number-columns-repeated="2"/>
          <table:table-cell office:value-type="string" calcext:value-type="string">
            <text:p>Same architecture as autoencoder used in initial toy example</text:p>
            <text:p>Unfortunately results are still very bad</text:p>
          </table:table-cell>
        </table:table-row>
      </table:table>
      <table:table table:name="Convnet configs" table:style-name="ta1">
        <table:table-column table:style-name="co1" table:number-columns-repeated="16" table:default-cell-style-name="Default"/>
        <table:table-row table:style-name="ro1" table:number-rows-repeated="45">
          <table:table-cell table:number-columns-repeated="16"/>
        </table:table-row>
        <table:table-row table:style-name="ro3">
          <table:table-cell table:number-columns-repeated="15"/>
          <table:table-cell office:value-type="string" calcext:value-type="string">
            <text:p>tried different approaches:</text:p>
            <text:p>1) 1d conv with 32 filters, and different filter length: 35, 3</text:p>
            <text:p>2) 1d conv with 32 filters, 35 filter length with and without</text:p>
            <text:p>MaxPooling 2</text:p>
            <text:p>2) 1d conv with 64 filters, 35 filter length, dense layer after </text:p>
            <text:p>Flatten. Dense layer had output_dim = num_frequency_dimensio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/00/0000</text:date>, <text:time style:data-style-name="N2" text:time-value="13:25:49.0332629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6T12:20:32.441311742</meta:creation-date>
    <dc:date>2016-06-21T16:17:17.995017269</dc:date>
    <meta:editing-duration>P2DT7H25M4S</meta:editing-duration>
    <meta:editing-cycles>83</meta:editing-cycles>
    <meta:generator>LibreOffice/5.1.3.2$Linux_X86_64 LibreOffice_project/10m0$Build-2</meta:generator>
    <meta:document-statistic meta:table-count="2" meta:cell-count="394" meta:object-count="0"/>
  </office:meta>
</office:document-meta>
</file>